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use-window-font-color="true" loext:opacity="0%" style:font-name="Calibri Light" fo:font-size="12pt" fo:font-weight="bold" fo:background-color="transparent" style:font-name-asian="Calibri Light" style:font-name-complex="Calibri Light"/>
    </style:style>
    <style:style style:name="P2" style:family="paragraph" style:parent-style-name="Standard">
      <style:paragraph-properties fo:margin-top="0.201cm" fo:margin-bottom="0.201cm" style:contextual-spacing="false" fo:line-height="115%" fo:text-align="start" style:justify-single-word="false"/>
      <style:text-properties style:use-window-font-color="true" loext:opacity="0%" style:font-name="Calibri Light" fo:font-size="10pt" fo:font-weight="normal" fo:background-color="transparent" style:font-name-asian="Calibri Light" style:font-name-complex="Calibri Light"/>
    </style:style>
    <style:style style:name="P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officeooo:paragraph-rsid="00119604"/>
    </style:style>
    <style:style style:name="P4" style:family="paragraph" style:parent-style-name="Standard">
      <style:paragraph-properties fo:margin-top="0.101cm" fo:margin-bottom="0.101cm" style:contextual-spacing="false" fo:line-height="115%" fo:text-align="start" style:justify-single-word="false"/>
    </style:style>
    <style:style style:name="P5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use-window-font-color="true" loext:opacity="0%" style:font-name="Calibri Light" fo:font-size="10pt" fo:font-weight="normal" officeooo:rsid="00119604" fo:background-color="transparent" style:font-name-asian="Calibri Light" style:font-name-complex="Calibri Light"/>
    </style:style>
    <style:style style:name="P6" style:family="paragraph" style:parent-style-name="Standard">
      <style:paragraph-properties fo:margin-left="2cm" fo:margin-top="0cm" fo:margin-bottom="0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10pt" fo:font-weight="normal" officeooo:rsid="00119604" fo:background-color="transparent" style:font-name-asian="Calibri Light" style:font-name-complex="Calibri Light"/>
    </style:style>
    <style:style style:name="P7" style:family="paragraph" style:parent-style-name="Standard">
      <style:paragraph-properties fo:margin-left="2cm" fo:margin-top="0cm" fo:margin-bottom="0cm" style:contextual-spacing="false" fo:line-height="115%" fo:text-align="start" style:justify-single-word="false" fo:text-indent="0cm" style:auto-text-indent="false"/>
      <style:text-properties style:use-window-font-color="true" loext:opacity="0%" style:font-name="Calibri Light" fo:font-size="10pt" fo:font-weight="normal" officeooo:rsid="00119604" officeooo:paragraph-rsid="00119604" fo:background-color="transparent" style:font-name-asian="Calibri Light" style:font-name-complex="Calibri Light"/>
    </style:style>
    <style:style style:name="P8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use-window-font-color="true" loext:opacity="0%" style:font-name="Calibri Light" fo:font-size="10pt" fo:font-weight="normal" officeooo:rsid="00119604" officeooo:paragraph-rsid="00119604" fo:background-color="transparent" style:font-name-asian="Calibri Light" style:font-name-complex="Calibri Light"/>
    </style:style>
    <style:style style:name="T1" style:family="text">
      <style:text-properties style:use-window-font-color="true" loext:opacity="0%" style:font-name="Calibri Light" fo:font-size="10pt" fo:font-weight="normal" fo:background-color="transparent" loext:char-shading-value="0" style:font-name-asian="Calibri Light" style:font-name-complex="Calibri Light"/>
    </style:style>
    <style:style style:name="T2" style:family="text">
      <style:text-properties style:use-window-font-color="true" loext:opacity="0%" style:font-name="Calibri Light" fo:font-size="10pt" fo:font-weight="normal" officeooo:rsid="00119604" fo:background-color="transparent" loext:char-shading-value="0" style:font-name-asian="Calibri Light" style:font-name-complex="Calibri Light"/>
    </style:style>
    <style:style style:name="T3" style:family="text">
      <style:text-properties style:use-window-font-color="true" loext:opacity="0%" style:font-name="Calibri Light" fo:font-size="10pt" fo:font-weight="normal" officeooo:rsid="0012d143" fo:background-color="transparent" loext:char-shading-value="0" style:font-name-asian="Calibri Light" style:font-name-complex="Calibri Light"/>
    </style:style>
    <style:style style:name="T4" style:family="text">
      <style:text-properties style:use-window-font-color="true" loext:opacity="0%" style:font-name="Calibri Light" fo:font-size="10pt" fo:font-weight="bold" fo:background-color="transparent" loext:char-shading-value="0" style:font-name-asian="Calibri Light" style:font-name-complex="Calibri Light"/>
    </style:style>
    <style:style style:name="T5" style:family="text">
      <style:text-properties style:use-window-font-color="true" loext:opacity="0%" style:font-name="Calibri Light" fo:font-size="10pt" fo:font-weight="bold" officeooo:rsid="00119604" fo:background-color="transparent" loext:char-shading-value="0" style:font-name-asian="Calibri Light" style:font-name-complex="Calibri Light"/>
    </style:style>
    <style:style style:name="T6" style:family="text">
      <style:text-properties officeooo:rsid="00114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Ejercicios Funciones Mysql -</text:span> <text:span text:style-name="T6">JUEGOS</text:span></text:p>
      <text:p text:style-name="P2">Realiza el siguiente ejercicio propuesto mediante el Workbench de MySQL. Una vez realizado el ejercicio, comprueba que todas las condiciones funcionan de forma correcta.</text:p>
      <text:p text:style-name="P4"><text:span text:style-name="T4">Ejercicio 1.-</text:span><text:span text:style-name="T1"> Realiza</text:span><text:span text:style-name="T2"> una función donde el usuario pueda jugar a “cara o cruz”.</text:span></text:p>
      <text:p text:style-name="P5"><text:tab/>- El usuario insertará su elección (“cara” o “cruz”) en la llamada a la función</text:p>
      <text:p text:style-name="P5"><text:tab/>- La función escogerá de forma aleatoria una de las dos opciones</text:p>
      <text:p text:style-name="P5"><text:tab/>- Al finalizar, la función mostrará el resultado del juego</text:p>
      <text:p text:style-name="P5"><text:tab/>- El resultado del juego deberá incluir los siguientes elementos:</text:p>
      <text:p text:style-name="P6"><text:tab/>- Elección del usuario (“cara” o “cruz”)</text:p>
      <text:p text:style-name="P7"><text:tab/>- Elección generada en la función (“cara” o “cruz”)</text:p>
      <text:p text:style-name="P6"><text:tab/>- Resultado del juego (“el usuario ha acertado” o “el usuario no ha acertado”)</text:p>
      <text:p text:style-name="P3"><text:span text:style-name="T4"/></text:p>
      <text:p text:style-name="P3"><text:span text:style-name="T4">Ejercicio </text:span><text:span text:style-name="T5">2</text:span><text:span text:style-name="T4">.-</text:span><text:span text:style-name="T1"> Realiza</text:span><text:span text:style-name="T2"> una función donde el usuario </text:span><text:span text:style-name="T3">juegue</text:span><text:span text:style-name="T2"> </text:span><text:span text:style-name="T3">contra la máquina a un juego de azar. El ganador será el que más se acerque al número generado por la función.</text:span></text:p>
      <text:p text:style-name="P8"><text:tab/>- El usuario insertará un número (del 0 al 100) en la llamada a la función</text:p>
      <text:p text:style-name="P8"><text:tab/>- La máquina generará un número (del 0 al 100) de forma aleatoria dentro de la función</text:p>
      <text:p text:style-name="P8"><text:tab/>- La función generará <text:s/>un número (del 0 al 100) de forma aleatoria dentro de la función</text:p>
      <text:p text:style-name="P8"><text:tab/>- Al finalizar, la función mostrará el resultado del juego</text:p>
      <text:p text:style-name="P8"><text:tab/>- El resultado del juego deberá incluir los siguientes elementos:</text:p>
      <text:p text:style-name="P7"><text:tab/>- Numero insertado por el usuario</text:p>
      <text:p text:style-name="P7"><text:tab/>- Numero generado por la máquina</text:p>
      <text:p text:style-name="P7"><text:tab/>- Numero generado por la función</text:p>
      <text:p text:style-name="P7"><text:tab/>- Resultado del juego (“el usuario gana” o “La máquina gana”, “Ambos jugadores empatan”)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7T12:15:27.489000000</dc:date>
    <meta:editing-duration>PT13M51S</meta:editing-duration>
    <meta:editing-cycles>3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20" meta:word-count="253" meta:character-count="1457" meta:non-whitespace-character-count="1207"/>
  </office:meta>
</office:document-meta>
</file>